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3.44cm"/>
    </style:style>
    <style:style style:name="co3" style:family="table-column">
      <style:table-column-properties fo:break-before="auto" style:column-width="3.859cm"/>
    </style:style>
    <style:style style:name="co4" style:family="table-column">
      <style:table-column-properties fo:break-before="auto" style:column-width="2.937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3.692cm"/>
    </style:style>
    <style:style style:name="co8" style:family="table-column">
      <style:table-column-properties fo:break-before="auto" style:column-width="2.489cm"/>
    </style:style>
    <style:style style:name="co9"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EQEC">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EQEC"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3" table:default-cell-style-name="ce2"/>
        <table:table-column table:style-name="co7" table:default-cell-style-name="ce2"/>
        <table:table-column table:style-name="co8" table:default-cell-style-name="ce8"/>
        <table:table-column table:style-name="co9" table:default-cell-style-name="ce2"/>
        <table:table-column table:style-name="co8" table:number-columns-repeated="247" table:default-cell-style-name="ce2"/>
        <table:table-column table:style-name="co8" table:number-columns-repeated="767" table:default-cell-style-name="Default"/>
        <table:table-row table:style-name="ro1">
          <table:table-cell table:style-name="ce1" office:value-type="string">
            <text:p>Equatorial to Ecliptic Coordin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RA (hour)</text:p>
          </table:table-cell>
          <table:table-cell table:style-name="ce5" office:value-type="float" office:value="9">
            <text:p>9</text:p>
          </table:table-cell>
          <table:table-cell table:number-columns-repeated="2"/>
          <table:table-cell table:style-name="ce3" office:value-type="string">
            <text:p>Output</text:p>
          </table:table-cell>
          <table:table-cell table:style-name="ce5" office:value-type="string">
            <text:p>ecl long (deg)</text:p>
          </table:table-cell>
          <table:table-cell table:style-name="ce5" table:formula="of:=DDDEG([.C26])" office:value-type="float" office:value="139">
            <text:p>139</text:p>
          </table:table-cell>
          <table:table-cell office:value-type="string">
            <text:p>=DDDeg(C26)</text:p>
          </table:table-cell>
          <table:table-cell table:style-name="ce4" table:number-columns-repeated="2"/>
          <table:table-cell table:number-columns-repeated="1013"/>
        </table:table-row>
        <table:table-row table:style-name="ro2">
          <table:table-cell table:style-name="ce4"/>
          <table:table-cell table:style-name="ce5" office:value-type="string">
            <text:p>RA (min)</text:p>
          </table:table-cell>
          <table:table-cell table:style-name="ce5" office:value-type="float" office:value="34">
            <text:p>34</text:p>
          </table:table-cell>
          <table:table-cell table:number-columns-repeated="2"/>
          <table:table-cell table:style-name="ce4"/>
          <table:table-cell table:style-name="ce5" office:value-type="string">
            <text:p>ecl long (min)</text:p>
          </table:table-cell>
          <table:table-cell table:style-name="ce5" table:formula="of:=DDMIN([.C26])" office:value-type="float" office:value="41">
            <text:p>41</text:p>
          </table:table-cell>
          <table:table-cell office:value-type="string">
            <text:p>=DDMin(C26)</text:p>
          </table:table-cell>
          <table:table-cell table:style-name="ce4" table:number-columns-repeated="2"/>
          <table:table-cell table:number-columns-repeated="1013"/>
        </table:table-row>
        <table:table-row table:style-name="ro2">
          <table:table-cell table:style-name="ce4"/>
          <table:table-cell table:style-name="ce5" office:value-type="string">
            <text:p>RA (sec)</text:p>
          </table:table-cell>
          <table:table-cell table:style-name="ce5" office:value-type="float" office:value="53.32">
            <text:p>53.32</text:p>
          </table:table-cell>
          <table:table-cell table:number-columns-repeated="2"/>
          <table:table-cell table:style-name="ce4"/>
          <table:table-cell table:style-name="ce5" office:value-type="string">
            <text:p>ecl long(sec)</text:p>
          </table:table-cell>
          <table:table-cell table:style-name="ce5" table:formula="of:=DDSEC([.C26])" office:value-type="float" office:value="9.71">
            <text:p>9.71</text:p>
          </table:table-cell>
          <table:table-cell office:value-type="string">
            <text:p>=DDSec(C26)</text:p>
          </table:table-cell>
          <table:table-cell table:style-name="ce4" table:number-columns-repeated="2"/>
          <table:table-cell table:number-columns-repeated="1013"/>
        </table:table-row>
        <table:table-row table:style-name="ro2">
          <table:table-cell table:style-name="ce4"/>
          <table:table-cell table:style-name="ce5" office:value-type="string">
            <text:p>dec (deg)</text:p>
          </table:table-cell>
          <table:table-cell table:style-name="ce5" office:value-type="float" office:value="19">
            <text:p>19</text:p>
          </table:table-cell>
          <table:table-cell table:number-columns-repeated="2"/>
          <table:table-cell table:style-name="ce4"/>
          <table:table-cell table:style-name="ce5" office:value-type="string">
            <text:p>ecl lat (deg)</text:p>
          </table:table-cell>
          <table:table-cell table:style-name="ce5" table:formula="of:=DDDEG([.C21])" office:value-type="float" office:value="4">
            <text:p>4</text:p>
          </table:table-cell>
          <table:table-cell office:value-type="string">
            <text:p>=DDDeg(C21)</text:p>
          </table:table-cell>
          <table:table-cell table:style-name="ce4" table:number-columns-repeated="2"/>
          <table:table-cell table:number-columns-repeated="1013"/>
        </table:table-row>
        <table:table-row table:style-name="ro2">
          <table:table-cell table:style-name="ce4"/>
          <table:table-cell table:style-name="ce5" office:value-type="string">
            <text:p>dec (min)</text:p>
          </table:table-cell>
          <table:table-cell table:style-name="ce5" office:value-type="float" office:value="32">
            <text:p>32</text:p>
          </table:table-cell>
          <table:table-cell table:number-columns-repeated="2"/>
          <table:table-cell table:style-name="ce4"/>
          <table:table-cell table:style-name="ce5" office:value-type="string">
            <text:p>ecl lat (min)</text:p>
          </table:table-cell>
          <table:table-cell table:style-name="ce5" table:formula="of:=DDMIN([.C21])" office:value-type="float" office:value="52">
            <text:p>52</text:p>
          </table:table-cell>
          <table:table-cell office:value-type="string">
            <text:p>=DDMin(C21)</text:p>
          </table:table-cell>
          <table:table-cell table:style-name="ce4" table:number-columns-repeated="2"/>
          <table:table-cell table:number-columns-repeated="1013"/>
        </table:table-row>
        <table:table-row table:style-name="ro2">
          <table:table-cell table:style-name="ce4"/>
          <table:table-cell table:style-name="ce5" office:value-type="string">
            <text:p>dec (sec)</text:p>
          </table:table-cell>
          <table:table-cell table:style-name="ce5" office:value-type="float" office:value="6.01">
            <text:p>6.01</text:p>
          </table:table-cell>
          <table:table-cell table:number-columns-repeated="2"/>
          <table:table-cell table:style-name="ce4"/>
          <table:table-cell table:style-name="ce5" office:value-type="string">
            <text:p>ecl lat (sec)</text:p>
          </table:table-cell>
          <table:table-cell table:style-name="ce5" table:formula="of:=DDSEC([.C21])" office:value-type="float" office:value="28.25">
            <text:p>28.25</text:p>
          </table:table-cell>
          <table:table-cell office:value-type="string">
            <text:p>=DDSec(C21)</text:p>
          </table:table-cell>
          <table:table-cell table:style-name="ce4" table:number-columns-repeated="2"/>
          <table:table-cell table:number-columns-repeated="1013"/>
        </table:table-row>
        <table:table-row table:style-name="ro2">
          <table:table-cell table:style-name="ce4"/>
          <table:table-cell table:style-name="ce5" office:value-type="string">
            <text:p>Gday</text:p>
          </table:table-cell>
          <table:table-cell table:style-name="ce5" office:value-type="float" office:value="6">
            <text:p>6</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Gmonth</text:p>
          </table:table-cell>
          <table:table-cell table:style-name="ce5" office:value-type="float" office:value="7">
            <text:p>7</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Gyear</text:p>
          </table:table-cell>
          <table:table-cell table:style-name="ce5" office:value-type="float" office:value="2009">
            <text:p>2009</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RA (deg)</text:p>
          </table:table-cell>
          <table:table-cell table:style-name="ce7" table:formula="of:=DHDD(HMSDH([.C3];[.C4];[.C5]))" office:value-type="float" office:value="143.722166666667">
            <text:p>143.7221667</text:p>
          </table:table-cell>
          <table:table-cell office:value-type="string">
            <text:p>=DHDD(HMSDH(C3,C4,C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dec (deg)</text:p>
          </table:table-cell>
          <table:table-cell table:style-name="ce7" table:formula="of:=DMSDD([.C6];[.C7];[.C8])" office:value-type="float" office:value="19.5350027777778">
            <text:p>19.5350028</text:p>
          </table:table-cell>
          <table:table-cell office:value-type="string">
            <text:p>=DMSDD(C6,C7,C8)</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RA (rad)</text:p>
          </table:table-cell>
          <table:table-cell table:style-name="ce7" table:formula="of:=RADIANS([.C13])" office:value-type="float" office:value="2.50842501643338">
            <text:p>2.5084250</text:p>
          </table:table-cell>
          <table:table-cell office:value-type="string">
            <text:p>=RADIANS(C13)</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dec (rad)</text:p>
          </table:table-cell>
          <table:table-cell table:style-name="ce7" table:formula="of:=RADIANS([.C14])" office:value-type="float" office:value="0.34095011785846">
            <text:p>0.3409501</text:p>
          </table:table-cell>
          <table:table-cell office:value-type="string">
            <text:p>=RADIANS(C14)</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obliq (deg)</text:p>
          </table:table-cell>
          <table:table-cell table:style-name="ce7" table:formula="of:=OBLIQ([.C9];[.C10];[.C11])" office:value-type="float" office:value="23.4392317602472">
            <text:p>23.4392318</text:p>
          </table:table-cell>
          <table:table-cell office:value-type="string">
            <text:p>=Obliq(C9,C10,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obliq (rad)</text:p>
          </table:table-cell>
          <table:table-cell table:style-name="ce7" table:formula="of:=RADIANS([.C17])" office:value-type="float" office:value="0.409091768354339">
            <text:p>0.4090918</text:p>
          </table:table-cell>
          <table:table-cell office:value-type="string">
            <text:p>=RADIANS(C17)</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sin ecl lat</text:p>
          </table:table-cell>
          <table:table-cell table:style-name="ce7" table:formula="of:=SIN([.C16])*COS([.C18])-COS([.C16])*SIN([.C18])*SIN([.C15])" office:value-type="float" office:value="0.0849737343323457">
            <text:p>0.0849737</text:p>
          </table:table-cell>
          <table:table-cell office:value-type="string">
            <text:p>=SIN(C16)*COS(C18)-COS(C16)*SIN(C18)*SIN(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ecl lat (rad)</text:p>
          </table:table-cell>
          <table:table-cell table:style-name="ce7" table:formula="of:=ASIN([.C19])" office:value-type="float" office:value="0.0850763273438604">
            <text:p>0.0850763</text:p>
          </table:table-cell>
          <table:table-cell office:value-type="string">
            <text:p>=ASIN(C1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4" office:value-type="string">
            <text:p>ecl lat (deg)</text:p>
          </table:table-cell>
          <table:table-cell table:style-name="ce7" table:formula="of:=DEGREES([.C20])" office:value-type="float" office:value="4.87451449327664">
            <text:p>4.8745145</text:p>
          </table:table-cell>
          <table:table-cell office:value-type="string">
            <text:p>=DEGREES(C2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6" office:value-type="string">
            <text:p>y</text:p>
          </table:table-cell>
          <table:table-cell table:style-name="ce7" table:formula="of:=SIN([.C15])*COS([.C18])+TAN([.C16])*SIN([.C18])" office:value-type="float" office:value="0.68400908690931">
            <text:p>0.6840091</text:p>
          </table:table-cell>
          <table:table-cell office:value-type="string">
            <text:p>=SIN(C15)*COS(C18)+TAN(C16)*SIN(C1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6" office:value-type="string">
            <text:p>x</text:p>
          </table:table-cell>
          <table:table-cell table:style-name="ce7" table:formula="of:=COS([.C15])" office:value-type="float" office:value="-0.806157260766883">
            <text:p>-0.8061573</text:p>
          </table:table-cell>
          <table:table-cell office:value-type="string">
            <text:p>=COS(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4" office:value-type="string">
            <text:p>ecl long (rad)</text:p>
          </table:table-cell>
          <table:table-cell table:style-name="ce7" table:formula="of:=ATAN2([.C23];[.C22])" office:value-type="float" office:value="2.43798113138212">
            <text:p>2.4379811</text:p>
          </table:table-cell>
          <table:table-cell office:value-type="string">
            <text:p>=ATAN2(C23,C2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4" office:value-type="string">
            <text:p>ecl long (deg)</text:p>
          </table:table-cell>
          <table:table-cell table:style-name="ce7" table:formula="of:=DEGREES([.C24])" office:value-type="float" office:value="139.686029360725">
            <text:p>139.6860294</text:p>
          </table:table-cell>
          <table:table-cell office:value-type="string">
            <text:p>=DEGREES(C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4">
            <text:p>14</text:p>
          </table:table-cell>
          <table:table-cell table:style-name="ce4" office:value-type="string">
            <text:p>ecl long (deg)</text:p>
          </table:table-cell>
          <table:table-cell table:style-name="ce7" table:formula="of:=[.C25]-360*INT([.C25]/360)" office:value-type="float" office:value="139.686029360725">
            <text:p>139.6860294</text:p>
          </table:table-cell>
          <table:table-cell office:value-type="string">
            <text:p>=C25-360*INT(C25/360)</text:p>
          </table:table-cell>
          <table:table-cell table:style-name="ce4" table:number-columns-repeated="4"/>
          <table:table-cell/>
          <table:table-cell table:style-name="ce4" table:number-columns-repeated="2"/>
          <table:table-cell table:number-columns-repeated="1013"/>
        </table:table-row>
        <table:table-row table:style-name="ro2" table:number-rows-repeated="4">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number-rows-repeated="6550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31:40</text:time></text:p>
        </style:region-right>
      </style:header>
      <style:header-left style:display="false"/>
      <style:footer>
        <text:p>Page <text:page-number>1</text:page-number> / <text:page-count>99</text:page-count></text:p>
      </style:footer>
      <style:footer-left style:display="false"/>
    </style:master-page>
    <style:master-page style:name="PageStyle_5f_EQEC" style:display-name="PageStyle_EQ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31:40.34</dc:date>
    <meta:generator>OpenOffice.org/3.3$Win32 OpenOffice.org_project/330m20$Build-9567</meta:generator>
    <meta:editing-duration>PT55S</meta:editing-duration>
    <meta:editing-cycles>2</meta:editing-cycles>
    <meta:document-statistic meta:table-count="1" meta:cell-count="95"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